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 Nazanin" svg:font-family="'B Nazanin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23cm" fo:min-width="3.248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Arrow_20_Line" style:list-style-name="L1">
      <style:graphic-properties draw:textarea-vertical-align="middl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56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B Nazanin" style:font-name-complex="B Nazanin" style:font-size-complex="25.7999992370605pt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fo:font-size="25.8999996185303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B Nazanin" style:font-name-complex="B Nazanin" style:font-size-complex="25.7999992370605pt"/>
    </style:style>
    <style:style style:name="T1" style:family="text">
      <style:text-properties style:font-name="B Nazanin" style:font-name-complex="B Nazanin" style:font-size-complex="25.7999992370605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5pt" fo:font-style="italic" fo:text-shadow="none" style:text-underline-style="none" fo:font-weight="normal" style:letter-kerning="true" style:font-name-asian="Noto Sans CJK SC" style:font-size-asian="15pt" style:font-style-asian="italic" style:font-weight-asian="normal" style:font-name-complex="Lohit Devanagari" style:font-size-complex="15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B Nazanin" fo:font-size="16pt" style:font-size-asian="16pt" style:font-name-complex="B Nazanin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748cm" svg:height="2.773cm" svg:x="0.127cm" svg:y="1.26cm">
          <text:p text:style-name="P1"><text:span text:style-name="T1">گیرنده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748cm" svg:height="2.773cm" svg:x="10.915cm" svg:y="1.26cm">
          <text:p text:style-name="P1"><text:span text:style-name="T1">فرستنده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916cm" svg:y1="2.8cm" svg:x2="3.875cm" svg:y2="2.8cm">
          <text:p/>
        </draw:line>
        <draw:measure draw:style-name="gr3" draw:text-style-name="P3" draw:layer="measurelines" svg:x1="3.875cm" svg:y1="1.381cm" svg:x2="10.915cm" svg:y2="1.381cm">
          <text:p text:style-name="P3"><text:span text:style-name="T2">d</text:span></text:p>
        </draw:measure>
        <draw:frame draw:style-name="gr4" draw:text-style-name="P5" draw:layer="layout" svg:width="4.882cm" svg:height="0.814cm" svg:x="4.953cm" svg:y="2.092cm">
          <draw:text-box>
            <text:p text:style-name="P4"><text:span text:style-name="T3">امواج آلتراسونیک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 Nazanin" svg:font-family="'B Nazanin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808cm" fo:page-height="4.3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9T18:30:57.862542698</meta:creation-date>
    <dc:date>2020-08-10T14:17:39.986317478</dc:date>
    <meta:editing-duration>PT30M41S</meta:editing-duration>
    <meta:editing-cycles>7</meta:editing-cycles>
    <meta:generator>LibreOffice/6.4.3.2$Linux_X86_64 LibreOffice_project/40$Build-2</meta:generator>
    <meta:document-statistic meta:object-count="5"/>
  </office:meta>
</office:document-meta>
</file>